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9.50pt" fo:font-weight="bold" fo:font-family="'Courier New'" style:font-family-asian="'Courier New'" style:font-family-complex="'Courier New'" fo:background-color="transparent" fo:color="#008000"/>
    </style:style>
    <style:style style:name="T17" style:family="text">
      <style:text-properties fo:font-size="9.50pt" fo:font-weight="normal" fo:font-family="'Courier New'" style:font-family-asian="'Courier New'" style:font-family-complex="'Courier New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9.50pt" fo:font-weight="bold" fo:font-family="'Courier New'" style:font-family-asian="'Courier New'" style:font-family-complex="'Courier New'" fo:background-color="transparent" fo:color="#008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9.50pt" fo:font-weight="bold" fo:font-family="'Courier New'" style:font-family-asian="'Courier New'" style:font-family-complex="'Courier New'" fo:background-color="transparent" fo:color="#008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--Ex4_2----</text:span></text:p>
      <text:p text:style-name="P1"><text:span text:style-name="T1">Objective:</text:span></text:p>
      <text:p text:style-name="P1"><text:span text:style-name="T1">Understand regular expression usage within Python<text:s text:c="2"/></text:span></text:p>
      <text:p text:style-name="P1"><text:span text:style-name="T1"/></text:p>
      <text:p text:style-name="P1"><text:span text:style-name="T1">Prereqs: </text:span></text:p>
      <text:p text:style-name="P1"><text:span text:style-name="T1"/></text:p>
      <text:p text:style-name="P1"><text:span text:style-name="T1">Narrative:</text:span></text:p>
      <text:p text:style-name="P1"><text:span text:style-name="T1">Regular Expressions are an extremely powerful part of the Python language.<text:s text:c="2"/>They allow you to search for precise patterns of interest using generic search terms.<text:s text:c="2"/>Through regular expressions, it is easy to parse through large files looking for only the information of interest.</text:span></text:p>
      <text:p text:style-name="P1"><text:span text:style-name="T1">A good example of using regular expression is in data validation.<text:s text:c="2"/>This is particularly handy for web applications that require user input such as email addresses, phone numbers, and social security numbers.<text:s text:c="2"/>It gives the programmer a method of validating the user input against a set of criteria before processing it further.</text:span></text:p>
      <text:p text:style-name="P1"><text:span text:style-name="T1">Below is an example of the criteria that could be used to parse social security numbers:</text:span></text:p>
      <text:p text:style-name="P1"><text:span text:style-name="T1">A Social Security number CANNOT : </text:span></text:p>
      <text:p text:style-name="P1"><text:span text:style-name="T1">Have any of the three groups with all 0’s (000-##-###, etc)</text:span></text:p>
      <text:p text:style-name="P1"><text:span text:style-name="T1">Begin with ’666</text:span><text:span text:style-name="T2">′.</text:span></text:p>
      <text:p text:style-name="P1"><text:span text:style-name="T2">Begin with any value from ’900-999′</text:span></text:p>
      <text:p text:style-name="P1"><text:span text:style-name="T2">Be two specific largely compromised SSNs</text:span></text:p>
      <text:p text:style-name="P1"><text:span text:style-name="T2"/></text:p>
      <text:p text:style-name="P1"><text:span text:style-name="T2">References:</text:span></text:p>
      <text:p text:style-name="P1"><text:span text:style-name="T2"><text:tab/>Social Security. (n.d.). Retrieved August 30, 2016, from<text:s/></text:span><text:a xlink:href="https://www.ssa.gov/history/ssn/misused.html"><text:span text:style-name="T3">https://www.ssa.gov/history/ssn/misused.html</text:span></text:a><text:span text:style-name="T4"/></text:p>
      <text:p text:style-name="P1"><text:a xlink:href="https://regex101.com/"><text:span text:style-name="T5">https://regex101.com/</text:span></text:a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Challenge:</text:span></text:p>
      <text:p text:style-name="P1"><text:span text:style-name="T6"><text:tab/>In this challenge, you are presented with exfil from an IT administrator's workstation.<text:s text:c="2"/>Unfortunately, the data was corrupted as it left the network.<text:s text:c="2"/>Now it is up to you to extract the items of interest.<text:s text:c="2"/>Keep in mind, this is a catalog of user information from the network compiled by multiple Admins over a number of years, as such, the items you are looking for may be present in any number of commonly used formats for that type of data.</text:span></text:p>
      <text:p text:style-name="P1"><text:span text:style-name="T7">#1 - Locate all valid IPv4 addresses with in the document.<text:s text:c="2"/>Create a sha1 hash of the number found.</text:span></text:p>
      <text:p text:style-name="P1"><text:span text:style-name="T7">#2 - Locate all valid US phone numbers with in the document.<text:s text:c="2"/>Create a sha1 hash of the number found.</text:span></text:p>
      <text:p text:style-name="P1"><text:span text:style-name="T7">#3 - Locate all valid social security numbers in the document. Create a sha1 has of the number found.</text:span><text:span text:style-name="T8"/></text:p>
      <text:p text:style-name="P1"><text:span text:style-name="T8"/></text:p>
      <text:p text:style-name="P1"><text:span text:style-name="T8">Data: </text:span></text:p>
      <text:p text:style-name="P1"><text:span text:style-name="T9">ex4_2_data.txt</text:span></text:p>
      <text:p text:style-name="P1"><text:span text:style-name="T10"/></text:p>
      <text:p text:style-name="P1"><text:span text:style-name="T10">Hint 1:</text:span></text:p>
      <text:p text:style-name="P1"><text:span text:style-name="T10"/></text:p>
      <text:p text:style-name="P1"><text:span text:style-name="T10">Hint 2 - Walkthrough:</text:span></text:p>
      <text:p text:style-name="P1"><text:span text:style-name="T11">1 - Building a regex for IPv4 address is fairly straight forward.<text:s text:c="2"/>In standard notation, you need to check each octect to be sure it is a number between 0-255.<text:s text:c="2"/>Because regex doesn't look at a number as a value, but as a set of characters, building this checker will require multiple or'd fields.</text:span></text:p>
      <text:p text:style-name="P1"><text:span text:style-name="T11">2 - A US phone number consists of 10 digits (we aren't counting the country prefix of 1).<text:s text:c="2"/>The phone number can be separated in many different ways, including [ -/.].<text:s text:c="2"/>Additionally, the area code may or may not be surrounded by parenthesis.<text:s text:c="2"/>It is also possible that the phone number can contain no separating character.</text:span></text:p>
      <text:p text:style-name="P1"><text:span text:style-name="T11">3 - Use the description of social security numbers found in the narrative.</text:span></text:p>
      <text:p text:style-name="P1"><text:span text:style-name="T11">A site like<text:s/></text:span><text:a xlink:href="https://regex101.com/"><text:span text:style-name="T12">https://regex101.com/</text:span></text:a><text:span text:style-name="T13"><text:s/>is very handy for testing regex's as you build them.</text:span><text:span text:style-name="T14"/></text:p>
      <text:p text:style-name="P1"><text:span text:style-name="T14">Answer:</text:span></text:p>
      <text:p text:style-name="P1"><text:span text:style-name="T14">validate_ipv4: 1398</text:span></text:p>
      <text:p text:style-name="P1"><text:span text:style-name="T14">validate_phone: 1403</text:span></text:p>
      <text:p text:style-name="P1"><text:span text:style-name="T14">validate_ssn: 1422</text:span></text:p>
      <text:p text:style-name="P1"><text:span text:style-name="T14"/></text:p>
      <text:p text:style-name="P1"><text:span text:style-name="T14">Instructor Notes:</text:span></text:p>
      <text:p text:style-name="P1"><text:span text:style-name="T15">IPv4 Regex:</text:span></text:p>
      <text:p text:style-name="P2"><text:span text:style-name="T16">'^((25[0-5]|2[0-4][0-9]|[01]?[0-9][0-9]?)\.){3}(25[0-5]|2[0-4][0-9]|[01]?[0-9][0-9]?)$'</text:span><text:span text:style-name="T17">)</text:span></text:p>
      <text:p text:style-name="P3"><text:span text:style-name="T18">Phone Regex:</text:span></text:p>
      <text:p text:style-name="P4"><text:span text:style-name="T19">'''<text:line-break/><text:s text:c="12"/># don't match beginning of string, number can start anywhere<text:line-break/>(\d{3})<text:s text:c="5"/># area code is 3 digits (e.g. '800')<text:line-break/>\D*<text:s text:c="9"/># optional separator is any number of non-digits<text:line-break/>(\d{3})<text:s text:c="5"/># trunk is 3 digits (e.g. '555')<text:line-break/>\D*<text:s text:c="9"/># optional separator<text:line-break/>(\d{4})<text:s text:c="5"/># rest of number is 4 digits (e.g. '1212')<text:line-break/>$<text:s text:c="11"/># end of string<text:line-break/>'''</text:span></text:p>
      <text:p text:style-name="P5"><text:span text:style-name="T20">SSN Regex:</text:span></text:p>
      <text:p text:style-name="P6"><text:span text:style-name="T21">'^(?!219[\s-]?09[\s-]?9999|078[\s-]?05[\s-]?1120)(?!666|000|9\d{2})\d{3}[\s-]?(?!00)\d{2}[\s-]?(?!0{4})\d{4}$'</text:span></text:p>
      <text:p text:style-name="P7"><text:span text:style-name="T22"/></text:p>
      <text:p text:style-name="P7"><text:span text:style-name="T22"/></text:p>
      <text:p text:style-name="P7"><text:span text:style-name="T22">----Ex4_2----</text:span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